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b40" officeooo:paragraph-rsid="00199b40"/>
    </style:style>
    <style:style style:name="T1" style:family="text">
      <style:text-properties officeooo:rsid="001ac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<text:s/>an example<text:span text:style-name="T1">nanoxioaoiJI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8T14:39:03.647845055</meta:creation-date>
    <dc:date>2023-08-09T12:19:15.406885728</dc:date>
    <meta:editing-duration>PT1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32" meta:non-whitespace-character-count="28"/>
  </office:meta>
</office:document-meta>
</file>